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7083in"/>
    </style:style>
    <style:style style:name="co5" style:family="table-column">
      <style:table-column-properties fo:break-before="auto" style:column-width="0.2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9"/>
    <style:style style:name="ce2" style:family="table-cell" style:parent-style-name="Default" style:data-style-name="N63"/>
    <style:style style:name="ce3" style:family="table-cell" style:parent-style-name="Default" style:data-style-name="N6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2" office:value-type="time" office:time-value="PT15H34M42S" calcext:value-type="time">
            <text:p>03:34:42 PM</text:p>
          </table:table-cell>
          <table:table-cell/>
        </table:table-row>
        <table:table-row table:style-name="ro1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4M52S" calcext:value-type="time">
            <text:p>03:34:52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5M02S" calcext:value-type="time">
            <text:p>03:35:02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5M13S" calcext:value-type="time">
            <text:p>03:35:13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5M23S" calcext:value-type="time">
            <text:p>03:35:2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5M33S" calcext:value-type="time">
            <text:p>03:35:33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5M43S" calcext:value-type="time">
            <text:p>03:35:4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5M53S" calcext:value-type="time">
            <text:p>03:35:5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6M03S" calcext:value-type="time">
            <text:p>03:36:0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6M13S" calcext:value-type="time">
            <text:p>03:36:13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6M23S" calcext:value-type="time">
            <text:p>03:36:2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6M33S" calcext:value-type="time">
            <text:p>03:36:3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6M43S" calcext:value-type="time">
            <text:p>03:36:4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6M54S" calcext:value-type="time">
            <text:p>03:36:54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7M04S" calcext:value-type="time">
            <text:p>03:37:04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7M14S" calcext:value-type="time">
            <text:p>03:37:14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7M24S" calcext:value-type="time">
            <text:p>03:37:24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7M34S" calcext:value-type="time">
            <text:p>03:37:34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7M44S" calcext:value-type="time">
            <text:p>03:37:44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7M54S" calcext:value-type="time">
            <text:p>03:37:54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8M04S" calcext:value-type="time">
            <text:p>03:38:04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8M14S" calcext:value-type="time">
            <text:p>03:38:14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8M24S" calcext:value-type="time">
            <text:p>03:38:24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8M34S" calcext:value-type="time">
            <text:p>03:38:34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8M45S" calcext:value-type="time">
            <text:p>03:38:4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8M55S" calcext:value-type="time">
            <text:p>03:38:5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9M05S" calcext:value-type="time">
            <text:p>03:39:05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9M15S" calcext:value-type="time">
            <text:p>03:39:15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9M25S" calcext:value-type="time">
            <text:p>03:39:25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9M35S" calcext:value-type="time">
            <text:p>03:39:35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9M45S" calcext:value-type="time">
            <text:p>03:39:45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39M55S" calcext:value-type="time">
            <text:p>03:39:55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0M05S" calcext:value-type="time">
            <text:p>03:40:0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0M15S" calcext:value-type="time">
            <text:p>03:40:1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0M25S" calcext:value-type="time">
            <text:p>03:40:25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0M35S" calcext:value-type="time">
            <text:p>03:40:3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0M45S" calcext:value-type="time">
            <text:p>03:40:45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0M55S" calcext:value-type="time">
            <text:p>03:40:5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1M05S" calcext:value-type="time">
            <text:p>03:41:0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1M16S" calcext:value-type="time">
            <text:p>03:41:16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1M26S" calcext:value-type="time">
            <text:p>03:41:26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1M36S" calcext:value-type="time">
            <text:p>03:41:36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1M46S" calcext:value-type="time">
            <text:p>03:41:46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1M56S" calcext:value-type="time">
            <text:p>03:41:56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2M06S" calcext:value-type="time">
            <text:p>03:42:06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2M16S" calcext:value-type="time">
            <text:p>03:42:16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2M26S" calcext:value-type="time">
            <text:p>03:42:26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2M36S" calcext:value-type="time">
            <text:p>03:42:36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2M46S" calcext:value-type="time">
            <text:p>03:42:46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2M56S" calcext:value-type="time">
            <text:p>03:42:56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3M06S" calcext:value-type="time">
            <text:p>03:43:06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3M17S" calcext:value-type="time">
            <text:p>03:43:17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3M27S" calcext:value-type="time">
            <text:p>03:43:2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3M37S" calcext:value-type="time">
            <text:p>03:43:3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3M47S" calcext:value-type="time">
            <text:p>03:43:4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3M57S" calcext:value-type="time">
            <text:p>03:43:5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4M07S" calcext:value-type="time">
            <text:p>03:44:0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4M17S" calcext:value-type="time">
            <text:p>03:44:17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4M27S" calcext:value-type="time">
            <text:p>03:44:27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4M37S" calcext:value-type="time">
            <text:p>03:44:37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4M47S" calcext:value-type="time">
            <text:p>03:44:4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4M57S" calcext:value-type="time">
            <text:p>03:44:5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5M07S" calcext:value-type="time">
            <text:p>03:45:0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5M17S" calcext:value-type="time">
            <text:p>03:45:17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5M28S" calcext:value-type="time">
            <text:p>03:45:28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5M38S" calcext:value-type="time">
            <text:p>03:45:38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5M48S" calcext:value-type="time">
            <text:p>03:45:48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5M58S" calcext:value-type="time">
            <text:p>03:45:58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6M08S" calcext:value-type="time">
            <text:p>03:46:08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6M18S" calcext:value-type="time">
            <text:p>03:46:18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6M28S" calcext:value-type="time">
            <text:p>03:46:28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6M38S" calcext:value-type="time">
            <text:p>03:46:38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6M48S" calcext:value-type="time">
            <text:p>03:46:48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6M58S" calcext:value-type="time">
            <text:p>03:46:58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7M08S" calcext:value-type="time">
            <text:p>03:47:08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7M19S" calcext:value-type="time">
            <text:p>03:47:19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7M29S" calcext:value-type="time">
            <text:p>03:47:29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7M39S" calcext:value-type="time">
            <text:p>03:47:39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7M49S" calcext:value-type="time">
            <text:p>03:47:49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7M59S" calcext:value-type="time">
            <text:p>03:47:59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8M09S" calcext:value-type="time">
            <text:p>03:48:09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8M19S" calcext:value-type="time">
            <text:p>03:48:19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8M29S" calcext:value-type="time">
            <text:p>03:48:29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8M39S" calcext:value-type="time">
            <text:p>03:48:39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8M49S" calcext:value-type="time">
            <text:p>03:48:49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8M59S" calcext:value-type="time">
            <text:p>03:48:59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9M09S" calcext:value-type="time">
            <text:p>03:49:09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9M19S" calcext:value-type="time">
            <text:p>03:49:19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9M30S" calcext:value-type="time">
            <text:p>03:49:30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9M40S" calcext:value-type="time">
            <text:p>03:49:40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49M50S" calcext:value-type="time">
            <text:p>03:49:50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0M00S" calcext:value-type="time">
            <text:p>03:50:00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0M10S" calcext:value-type="time">
            <text:p>03:50:10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0M20S" calcext:value-type="time">
            <text:p>03:50:20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0M30S" calcext:value-type="time">
            <text:p>03:50:30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0M40S" calcext:value-type="time">
            <text:p>03:50:40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0M50S" calcext:value-type="time">
            <text:p>03:50:50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1M00S" calcext:value-type="time">
            <text:p>03:51:00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1M10S" calcext:value-type="time">
            <text:p>03:51:10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1M21S" calcext:value-type="time">
            <text:p>03:51:21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1M31S" calcext:value-type="time">
            <text:p>03:51:31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1M41S" calcext:value-type="time">
            <text:p>03:51:41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1M51S" calcext:value-type="time">
            <text:p>03:51:51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2M01S" calcext:value-type="time">
            <text:p>03:52:01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2M11S" calcext:value-type="time">
            <text:p>03:52:11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2M21S" calcext:value-type="time">
            <text:p>03:52:21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2M31S" calcext:value-type="time">
            <text:p>03:52:31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2M41S" calcext:value-type="time">
            <text:p>03:52:41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2M51S" calcext:value-type="time">
            <text:p>03:52:51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3M01S" calcext:value-type="time">
            <text:p>03:53:01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3M12S" calcext:value-type="time">
            <text:p>03:53:12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3M22S" calcext:value-type="time">
            <text:p>03:53:22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3M32S" calcext:value-type="time">
            <text:p>03:53:32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3M42S" calcext:value-type="time">
            <text:p>03:53:42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3M52S" calcext:value-type="time">
            <text:p>03:53:52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4M02S" calcext:value-type="time">
            <text:p>03:54:02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4M12S" calcext:value-type="time">
            <text:p>03:54:12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4M22S" calcext:value-type="time">
            <text:p>03:54:22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4M32S" calcext:value-type="time">
            <text:p>03:54:32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4M42S" calcext:value-type="time">
            <text:p>03:54:42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4M52S" calcext:value-type="time">
            <text:p>03:54:52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5M02S" calcext:value-type="time">
            <text:p>03:55:02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5M13S" calcext:value-type="time">
            <text:p>03:55:13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5M23S" calcext:value-type="time">
            <text:p>03:55:2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5M33S" calcext:value-type="time">
            <text:p>03:55:33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5M43S" calcext:value-type="time">
            <text:p>03:55:4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5M53S" calcext:value-type="time">
            <text:p>03:55:53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6M03S" calcext:value-type="time">
            <text:p>03:56:0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6M13S" calcext:value-type="time">
            <text:p>03:56:1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6M23S" calcext:value-type="time">
            <text:p>03:56:2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6M33S" calcext:value-type="time">
            <text:p>03:56:3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6M43S" calcext:value-type="time">
            <text:p>03:56:4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6M53S" calcext:value-type="time">
            <text:p>03:56:53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7M03S" calcext:value-type="time">
            <text:p>03:57:03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7M13S" calcext:value-type="time">
            <text:p>03:57:13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7M24S" calcext:value-type="time">
            <text:p>03:57:24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7M34S" calcext:value-type="time">
            <text:p>03:57:34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7M44S" calcext:value-type="time">
            <text:p>03:57:44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7M54S" calcext:value-type="time">
            <text:p>03:57:54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8M04S" calcext:value-type="time">
            <text:p>03:58:04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8M14S" calcext:value-type="time">
            <text:p>03:58:14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8M24S" calcext:value-type="time">
            <text:p>03:58:24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8M34S" calcext:value-type="time">
            <text:p>03:58:34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8M44S" calcext:value-type="time">
            <text:p>03:58:44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8M54S" calcext:value-type="time">
            <text:p>03:58:54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9M04S" calcext:value-type="time">
            <text:p>03:59:04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9M14S" calcext:value-type="time">
            <text:p>03:59:14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9M25S" calcext:value-type="time">
            <text:p>03:59:2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9M35S" calcext:value-type="time">
            <text:p>03:59:35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9M45S" calcext:value-type="time">
            <text:p>03:59:4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5H59M55S" calcext:value-type="time">
            <text:p>03:59:55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0M05S" calcext:value-type="time">
            <text:p>04:00:0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0M15S" calcext:value-type="time">
            <text:p>04:00:15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0M25S" calcext:value-type="time">
            <text:p>04:00:25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0M35S" calcext:value-type="time">
            <text:p>04:00:3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0M45S" calcext:value-type="time">
            <text:p>04:00:4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0M55S" calcext:value-type="time">
            <text:p>04:00:55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1M05S" calcext:value-type="time">
            <text:p>04:01:0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1M15S" calcext:value-type="time">
            <text:p>04:01:15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1M25S" calcext:value-type="time">
            <text:p>04:01:2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1M35S" calcext:value-type="time">
            <text:p>04:01:3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1M45S" calcext:value-type="time">
            <text:p>04:01:4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1M55S" calcext:value-type="time">
            <text:p>04:01:5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2M05S" calcext:value-type="time">
            <text:p>04:02:0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2M15S" calcext:value-type="time">
            <text:p>04:02:15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2M26S" calcext:value-type="time">
            <text:p>04:02:26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2M36S" calcext:value-type="time">
            <text:p>04:02:36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2M46S" calcext:value-type="time">
            <text:p>04:02:46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2M56S" calcext:value-type="time">
            <text:p>04:02:56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3M06S" calcext:value-type="time">
            <text:p>04:03:06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3M16S" calcext:value-type="time">
            <text:p>04:03:16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3M26S" calcext:value-type="time">
            <text:p>04:03:26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3M36S" calcext:value-type="time">
            <text:p>04:03:36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3M46S" calcext:value-type="time">
            <text:p>04:03:46 PM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3M56S" calcext:value-type="time">
            <text:p>04:03:56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4M06S" calcext:value-type="time">
            <text:p>04:04:06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4M16S" calcext:value-type="time">
            <text:p>04:04:16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4M26S" calcext:value-type="time">
            <text:p>04:04:26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4M37S" calcext:value-type="time">
            <text:p>04:04:3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4M47S" calcext:value-type="time">
            <text:p>04:04:4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4M57S" calcext:value-type="time">
            <text:p>04:04:5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5M07S" calcext:value-type="time">
            <text:p>04:05:07 PM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5M17S" calcext:value-type="time">
            <text:p>04:05:17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5M27S" calcext:value-type="time">
            <text:p>04:05:2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5M37S" calcext:value-type="time">
            <text:p>04:05:37 PM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5M47S" calcext:value-type="time">
            <text:p>04:05:47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5M57S" calcext:value-type="time">
            <text:p>04:05:57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6M07S" calcext:value-type="time">
            <text:p>04:06:07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6M17S" calcext:value-type="time">
            <text:p>04:06:17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6M27S" calcext:value-type="time">
            <text:p>04:06:27 PM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6M37S" calcext:value-type="time">
            <text:p>04:06:37 PM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6M47S" calcext:value-type="time">
            <text:p>04:06:47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6M57S" calcext:value-type="time">
            <text:p>04:06:57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7M07S" calcext:value-type="time">
            <text:p>04:07:07 PM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7M17S" calcext:value-type="time">
            <text:p>04:07:17 PM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7M28S" calcext:value-type="time">
            <text:p>04:07:28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7M38S" calcext:value-type="time">
            <text:p>04:07:38 PM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7M48S" calcext:value-type="time">
            <text:p>04:07:48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7M58S" calcext:value-type="time">
            <text:p>04:07:58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8M08S" calcext:value-type="time">
            <text:p>04:08:08 PM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8M18S" calcext:value-type="time">
            <text:p>04:08:18 PM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8M28S" calcext:value-type="time">
            <text:p>04:08:28 PM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8M38S" calcext:value-type="time">
            <text:p>04:08:38 PM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8M48S" calcext:value-type="time">
            <text:p>04:08:48 PM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8M58S" calcext:value-type="time">
            <text:p>04:08:58 PM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9M08S" calcext:value-type="time">
            <text:p>04:09:08 PM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9M18S" calcext:value-type="time">
            <text:p>04:09:18 PM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9M28S" calcext:value-type="time">
            <text:p>04:09:28 PM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9M38S" calcext:value-type="time">
            <text:p>04:09:38 PM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9M49S" calcext:value-type="time">
            <text:p>04:09:49 PM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09M59S" calcext:value-type="time">
            <text:p>04:09:59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0M09S" calcext:value-type="time">
            <text:p>04:10:09 PM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0M19S" calcext:value-type="time">
            <text:p>04:10:19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0M29S" calcext:value-type="time">
            <text:p>04:10:29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0M39S" calcext:value-type="time">
            <text:p>04:10:39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0M49S" calcext:value-type="time">
            <text:p>04:10:49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0M59S" calcext:value-type="time">
            <text:p>04:10:59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1M09S" calcext:value-type="time">
            <text:p>04:11:09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1M19S" calcext:value-type="time">
            <text:p>04:11:19 PM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1M29S" calcext:value-type="time">
            <text:p>04:11:29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1M39S" calcext:value-type="time">
            <text:p>04:11:39 PM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1M49S" calcext:value-type="time">
            <text:p>04:11:49 PM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2M00S" calcext:value-type="time">
            <text:p>04:12:00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2M10S" calcext:value-type="time">
            <text:p>04:12:10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2M20S" calcext:value-type="time">
            <text:p>04:12:20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2M30S" calcext:value-type="time">
            <text:p>04:12:30 PM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2M40S" calcext:value-type="time">
            <text:p>04:12:40 PM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2M50S" calcext:value-type="time">
            <text:p>04:12:50 PM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3M00S" calcext:value-type="time">
            <text:p>04:13:00 PM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3M10S" calcext:value-type="time">
            <text:p>04:13:10 PM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3M20S" calcext:value-type="time">
            <text:p>04:13:20 PM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mp1:</text:p>
          </table:table-cell>
          <table:table-cell table:style-name="ce2" office:value-type="time" office:time-value="PT16H13M30S" calcext:value-type="time">
            <text:p>04:13:30 PM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table:style-name="ce1" office:value-type="date" office:date-value="2023-10-18" calcext:value-type="date">
            <text:p>2023-10-18</text:p>
          </table:table-cell>
          <table:table-cell table:number-columns-repeated="2"/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/>
          <table:table-cell office:value-type="float" office:value="45" calcext:value-type="float">
            <text:p>45</text:p>
          </table:table-cell>
        </table:table-row>
      </table:table>
      <table:table table:name="Sheet2" table:style-name="ta1">
        <table:shapes>
          <draw:frame draw:z-index="0" draw:style-name="gr1" draw:text-style-name="P1" svg:width="14.8075in" svg:height="5.1579in" svg:x="3.1091in" svg:y="0.2189in">
            <draw:object draw:notify-on-update-of-ranges="Sheet2.A2:Sheet2.A232 Sheet2.B1:Sheet2.B1 Sheet2.B2:Sheet2.B2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TEMPERATURA</text:p>
          </table:table-cell>
        </table:table-row>
        <table:table-row table:style-name="ro1">
          <table:table-cell office:value-type="time" office:time-value="PT15H34M52S" calcext:value-type="time">
            <text:p>15: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35M02S" calcext:value-type="time">
            <text:p>15: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5M13S" calcext:value-type="time">
            <text:p>15: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35M23S" calcext:value-type="time">
            <text:p>15: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5M33S" calcext:value-type="time">
            <text:p>15: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5H35M43S" calcext:value-type="time">
            <text:p>15: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5M53S" calcext:value-type="time">
            <text:p>15: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6M03S" calcext:value-type="time">
            <text:p>15: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6M13S" calcext:value-type="time">
            <text:p>15: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36M23S" calcext:value-type="time">
            <text:p>15: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6M33S" calcext:value-type="time">
            <text:p>15: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6M43S" calcext:value-type="time">
            <text:p>15: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6M54S" calcext:value-type="time">
            <text:p>15: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37M04S" calcext:value-type="time">
            <text:p>15: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37M14S" calcext:value-type="time">
            <text:p>15: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7M24S" calcext:value-type="time">
            <text:p>15: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37M34S" calcext:value-type="time">
            <text:p>15: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37M44S" calcext:value-type="time">
            <text:p>15: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7M54S" calcext:value-type="time">
            <text:p>15: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8M04S" calcext:value-type="time">
            <text:p>15: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8M14S" calcext:value-type="time">
            <text:p>15: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8M24S" calcext:value-type="time">
            <text:p>15: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5H38M34S" calcext:value-type="time">
            <text:p>15: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5H38M45S" calcext:value-type="time">
            <text:p>15: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8M55S" calcext:value-type="time">
            <text:p>15: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39M05S" calcext:value-type="time">
            <text:p>15: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39M15S" calcext:value-type="time">
            <text:p>15: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39M25S" calcext:value-type="time">
            <text:p>15: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39M35S" calcext:value-type="time">
            <text:p>15: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5H39M45S" calcext:value-type="time">
            <text:p>15: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39M55S" calcext:value-type="time">
            <text:p>15: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5H40M05S" calcext:value-type="time">
            <text:p>15: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0M15S" calcext:value-type="time">
            <text:p>15: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0M25S" calcext:value-type="time">
            <text:p>15: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40M35S" calcext:value-type="time">
            <text:p>15: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0M45S" calcext:value-type="time">
            <text:p>15: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40M55S" calcext:value-type="time">
            <text:p>15: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1M05S" calcext:value-type="time">
            <text:p>15: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1M16S" calcext:value-type="time">
            <text:p>15: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41M26S" calcext:value-type="time">
            <text:p>15: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1M36S" calcext:value-type="time">
            <text:p>15: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1M46S" calcext:value-type="time">
            <text:p>15: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1M56S" calcext:value-type="time">
            <text:p>15: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2M06S" calcext:value-type="time">
            <text:p>15: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2M16S" calcext:value-type="time">
            <text:p>15: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42M26S" calcext:value-type="time">
            <text:p>15: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2M36S" calcext:value-type="time">
            <text:p>15: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2M46S" calcext:value-type="time">
            <text:p>15: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2M56S" calcext:value-type="time">
            <text:p>15: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3M06S" calcext:value-type="time">
            <text:p>15: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3M17S" calcext:value-type="time">
            <text:p>15: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3M27S" calcext:value-type="time">
            <text:p>15: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3M37S" calcext:value-type="time">
            <text:p>15: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3M47S" calcext:value-type="time">
            <text:p>15: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3M57S" calcext:value-type="time">
            <text:p>15: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4M07S" calcext:value-type="time">
            <text:p>15: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4M17S" calcext:value-type="time">
            <text:p>15: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4M27S" calcext:value-type="time">
            <text:p>15: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4M37S" calcext:value-type="time">
            <text:p>15: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4M47S" calcext:value-type="time">
            <text:p>15: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4M57S" calcext:value-type="time">
            <text:p>15: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5M07S" calcext:value-type="time">
            <text:p>15: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5M17S" calcext:value-type="time">
            <text:p>15: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5M28S" calcext:value-type="time">
            <text:p>15: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45M38S" calcext:value-type="time">
            <text:p>15: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5M48S" calcext:value-type="time">
            <text:p>15: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5M58S" calcext:value-type="time">
            <text:p>15: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6M08S" calcext:value-type="time">
            <text:p>15: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6M18S" calcext:value-type="time">
            <text:p>15: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6M28S" calcext:value-type="time">
            <text:p>15: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6M38S" calcext:value-type="time">
            <text:p>15: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6M48S" calcext:value-type="time">
            <text:p>15: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6M58S" calcext:value-type="time">
            <text:p>15: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7M08S" calcext:value-type="time">
            <text:p>15: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7M19S" calcext:value-type="time">
            <text:p>15: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7M29S" calcext:value-type="time">
            <text:p>15: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7M39S" calcext:value-type="time">
            <text:p>15: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47M49S" calcext:value-type="time">
            <text:p>15: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47M59S" calcext:value-type="time">
            <text:p>15: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8M09S" calcext:value-type="time">
            <text:p>15: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48M19S" calcext:value-type="time">
            <text:p>15: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8M29S" calcext:value-type="time">
            <text:p>15: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8M39S" calcext:value-type="time">
            <text:p>15: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8M49S" calcext:value-type="time">
            <text:p>15: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8M59S" calcext:value-type="time">
            <text:p>15: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49M09S" calcext:value-type="time">
            <text:p>15: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9M19S" calcext:value-type="time">
            <text:p>15: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9M30S" calcext:value-type="time">
            <text:p>15: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9M40S" calcext:value-type="time">
            <text:p>15: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49M50S" calcext:value-type="time">
            <text:p>15: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50M00S" calcext:value-type="time">
            <text:p>15: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0M10S" calcext:value-type="time">
            <text:p>15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0M20S" calcext:value-type="time">
            <text:p>15: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0M30S" calcext:value-type="time">
            <text:p>15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0M40S" calcext:value-type="time">
            <text:p>15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0M50S" calcext:value-type="time">
            <text:p>15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1M00S" calcext:value-type="time">
            <text:p>15: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1M10S" calcext:value-type="time">
            <text:p>15: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1M21S" calcext:value-type="time">
            <text:p>15:5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1M31S" calcext:value-type="time">
            <text:p>15: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51M41S" calcext:value-type="time">
            <text:p>15: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1M51S" calcext:value-type="time">
            <text:p>15: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2M01S" calcext:value-type="time">
            <text:p>15: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52M11S" calcext:value-type="time">
            <text:p>15: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2M21S" calcext:value-type="time">
            <text:p>15: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2M31S" calcext:value-type="time">
            <text:p>15: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2M41S" calcext:value-type="time">
            <text:p>15: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2M51S" calcext:value-type="time">
            <text:p>15: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3M01S" calcext:value-type="time">
            <text:p>15: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53M12S" calcext:value-type="time">
            <text:p>15: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3M22S" calcext:value-type="time">
            <text:p>15: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53M32S" calcext:value-type="time">
            <text:p>15: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3M42S" calcext:value-type="time">
            <text:p>15: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3M52S" calcext:value-type="time">
            <text:p>15: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54M02S" calcext:value-type="time">
            <text:p>15: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4M12S" calcext:value-type="time">
            <text:p>15: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4M22S" calcext:value-type="time">
            <text:p>15: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4M32S" calcext:value-type="time">
            <text:p>15: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4M42S" calcext:value-type="time">
            <text:p>15: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4M52S" calcext:value-type="time">
            <text:p>15: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55M02S" calcext:value-type="time">
            <text:p>15: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5M13S" calcext:value-type="time">
            <text:p>15: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55M23S" calcext:value-type="time">
            <text:p>15: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5M33S" calcext:value-type="time">
            <text:p>15: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5M43S" calcext:value-type="time">
            <text:p>15: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5M53S" calcext:value-type="time">
            <text:p>15: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5H56M03S" calcext:value-type="time">
            <text:p>15: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6M13S" calcext:value-type="time">
            <text:p>15: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6M23S" calcext:value-type="time">
            <text:p>15: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6M33S" calcext:value-type="time">
            <text:p>15: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6M43S" calcext:value-type="time">
            <text:p>15: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6M53S" calcext:value-type="time">
            <text:p>15: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5H57M03S" calcext:value-type="time">
            <text:p>15: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7M13S" calcext:value-type="time">
            <text:p>15: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57M24S" calcext:value-type="time">
            <text:p>15: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5H57M34S" calcext:value-type="time">
            <text:p>15: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7M44S" calcext:value-type="time">
            <text:p>15: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5H57M54S" calcext:value-type="time">
            <text:p>15: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5H58M04S" calcext:value-type="time">
            <text:p>15: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8M14S" calcext:value-type="time">
            <text:p>15: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8M24S" calcext:value-type="time">
            <text:p>15: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8M34S" calcext:value-type="time">
            <text:p>15: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5H58M44S" calcext:value-type="time">
            <text:p>15: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8M54S" calcext:value-type="time">
            <text:p>15: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5H59M04S" calcext:value-type="time">
            <text:p>15: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5H59M14S" calcext:value-type="time">
            <text:p>15: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9M25S" calcext:value-type="time">
            <text:p>15: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9M35S" calcext:value-type="time">
            <text:p>15: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5H59M45S" calcext:value-type="time">
            <text:p>15: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5H59M55S" calcext:value-type="time">
            <text:p>15: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6H00M05S" calcext:value-type="time">
            <text:p>16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0M15S" calcext:value-type="time">
            <text:p>16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6H00M25S" calcext:value-type="time">
            <text:p>16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6H00M35S" calcext:value-type="time">
            <text:p>16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0M45S" calcext:value-type="time">
            <text:p>16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0M55S" calcext:value-type="time">
            <text:p>16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6H01M05S" calcext:value-type="time">
            <text:p>16: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1M15S" calcext:value-type="time">
            <text:p>16: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6H01M25S" calcext:value-type="time">
            <text:p>16: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1M35S" calcext:value-type="time">
            <text:p>16: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1M45S" calcext:value-type="time">
            <text:p>16: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1M55S" calcext:value-type="time">
            <text:p>16: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2M05S" calcext:value-type="time">
            <text:p>16: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2M15S" calcext:value-type="time">
            <text:p>16: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2M26S" calcext:value-type="time">
            <text:p>16:0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6H02M36S" calcext:value-type="time">
            <text:p>16: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2M46S" calcext:value-type="time">
            <text:p>16: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6H02M56S" calcext:value-type="time">
            <text:p>16: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6H03M06S" calcext:value-type="time">
            <text:p>16: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3M16S" calcext:value-type="time">
            <text:p>16: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3M26S" calcext:value-type="time">
            <text:p>16: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3M36S" calcext:value-type="time">
            <text:p>16: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3M46S" calcext:value-type="time">
            <text:p>16: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6H03M56S" calcext:value-type="time">
            <text:p>16: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6H04M06S" calcext:value-type="time">
            <text:p>16: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4M16S" calcext:value-type="time">
            <text:p>16: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4M26S" calcext:value-type="time">
            <text:p>16: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4M37S" calcext:value-type="time">
            <text:p>16: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4M47S" calcext:value-type="time">
            <text:p>16: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4M57S" calcext:value-type="time">
            <text:p>16: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5M07S" calcext:value-type="time">
            <text:p>16: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16H05M17S" calcext:value-type="time">
            <text:p>16: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05M27S" calcext:value-type="time">
            <text:p>16: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5M37S" calcext:value-type="time">
            <text:p>16: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6H05M47S" calcext:value-type="time">
            <text:p>16: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05M57S" calcext:value-type="time">
            <text:p>16: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06M07S" calcext:value-type="time">
            <text:p>16:0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6H06M17S" calcext:value-type="time">
            <text:p>16:0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6H06M27S" calcext:value-type="time">
            <text:p>16: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time" office:time-value="PT16H06M37S" calcext:value-type="time">
            <text:p>16: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16H06M47S" calcext:value-type="time">
            <text:p>16: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06M57S" calcext:value-type="time">
            <text:p>16: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07M07S" calcext:value-type="time">
            <text:p>16: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6H07M17S" calcext:value-type="time">
            <text:p>16: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6H07M28S" calcext:value-type="time">
            <text:p>16: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6H07M38S" calcext:value-type="time">
            <text:p>16: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time" office:time-value="PT16H07M48S" calcext:value-type="time">
            <text:p>16: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07M58S" calcext:value-type="time">
            <text:p>16: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08M08S" calcext:value-type="time">
            <text:p>16: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16H08M18S" calcext:value-type="time">
            <text:p>16: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time" office:time-value="PT16H08M28S" calcext:value-type="time">
            <text:p>16:0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time" office:time-value="PT16H08M38S" calcext:value-type="time">
            <text:p>16: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time" office:time-value="PT16H08M48S" calcext:value-type="time">
            <text:p>16: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16H08M58S" calcext:value-type="time">
            <text:p>16: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16H09M08S" calcext:value-type="time">
            <text:p>16: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6H09M18S" calcext:value-type="time">
            <text:p>16:0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16H09M28S" calcext:value-type="time">
            <text:p>16:0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16H09M38S" calcext:value-type="time">
            <text:p>16:0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time" office:time-value="PT16H09M49S" calcext:value-type="time">
            <text:p>16: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6H09M59S" calcext:value-type="time">
            <text:p>16: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0M09S" calcext:value-type="time">
            <text:p>16: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6H10M19S" calcext:value-type="time">
            <text:p>16: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0M29S" calcext:value-type="time">
            <text:p>16: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0M39S" calcext:value-type="time">
            <text:p>16: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0M49S" calcext:value-type="time">
            <text:p>16: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0M59S" calcext:value-type="time">
            <text:p>16: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1M09S" calcext:value-type="time">
            <text:p>16: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1M19S" calcext:value-type="time">
            <text:p>16: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6H11M29S" calcext:value-type="time">
            <text:p>16: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1M39S" calcext:value-type="time">
            <text:p>16: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6H11M49S" calcext:value-type="time">
            <text:p>16: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16H12M00S" calcext:value-type="time">
            <text:p>16: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2M10S" calcext:value-type="time">
            <text:p>16: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2M20S" calcext:value-type="time">
            <text:p>16: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2M30S" calcext:value-type="time">
            <text:p>16: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time" office:time-value="PT16H12M40S" calcext:value-type="time">
            <text:p>16: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16H12M50S" calcext:value-type="time">
            <text:p>16: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16H13M00S" calcext:value-type="time">
            <text:p>16: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16H13M10S" calcext:value-type="time">
            <text:p>16: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time" office:time-value="PT16H13M20S" calcext:value-type="time">
            <text:p>16: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time" office:time-value="PT16H13M30S" calcext:value-type="time">
            <text:p>16:13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104834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 office:value-type="string" calcext:value-type="string">
            <text:p>modo de pegar os dados</text:p>
          </table:table-cell>
        </table:table-row>
      </table:table>
      <table:table table:name="Sheet4" table:style-name="ta1"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0M54S" calcext:value-type="time">
            <text:p>11:20</text:p>
          </table:table-cell>
          <table:table-cell/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1M04S" calcext:value-type="time">
            <text:p>11:21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1M14S" calcext:value-type="time">
            <text:p>11:21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1M24S" calcext:value-type="time">
            <text:p>11:21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1M34S" calcext:value-type="time">
            <text:p>11:21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1M44S" calcext:value-type="time">
            <text:p>11:21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1M54S" calcext:value-type="time">
            <text:p>11:21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2M04S" calcext:value-type="time">
            <text:p>11:22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2M14S" calcext:value-type="time">
            <text:p>11:22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2M24S" calcext:value-type="time">
            <text:p>11:22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2M34S" calcext:value-type="time">
            <text:p>11:22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2M44S" calcext:value-type="time">
            <text:p>11:22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2M54S" calcext:value-type="time">
            <text:p>11:22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3M04S" calcext:value-type="time">
            <text:p>11:23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3M14S" calcext:value-type="time">
            <text:p>11:23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3M24S" calcext:value-type="time">
            <text:p>11:23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3M35S" calcext:value-type="time">
            <text:p>11:23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3M45S" calcext:value-type="time">
            <text:p>11:23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3M55S" calcext:value-type="time">
            <text:p>11:23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4M05S" calcext:value-type="time">
            <text:p>11:24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4M15S" calcext:value-type="time">
            <text:p>11:24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4M25S" calcext:value-type="time">
            <text:p>11:24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4M35S" calcext:value-type="time">
            <text:p>11:24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4M45S" calcext:value-type="time">
            <text:p>11:24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4M55S" calcext:value-type="time">
            <text:p>11:24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5M05S" calcext:value-type="time">
            <text:p>11:25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5M15S" calcext:value-type="time">
            <text:p>11:25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5M25S" calcext:value-type="time">
            <text:p>11:25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5M35S" calcext:value-type="time">
            <text:p>11:25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5M45S" calcext:value-type="time">
            <text:p>11:25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5M55S" calcext:value-type="time">
            <text:p>11:25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6M05S" calcext:value-type="time">
            <text:p>11:26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6M15S" calcext:value-type="time">
            <text:p>11:26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6M26S" calcext:value-type="time">
            <text:p>11:26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6M36S" calcext:value-type="time">
            <text:p>11:26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6M46S" calcext:value-type="time">
            <text:p>11:26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6M56S" calcext:value-type="time">
            <text:p>11:26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7M06S" calcext:value-type="time">
            <text:p>11:27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office:value-type="string" calcext:value-type="string">
            <text:p>temp1: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023-10-22</text:p>
          </table:table-cell>
          <table:table-cell office:value-type="time" office:time-value="PT11H27M00S" calcext:value-type="time">
            <text:p>11:27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number-rows-repeated="10484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B929" table:display-filter-buttons="true">
          <table:filter>
            <table:filter-and>
              <table:filter-condition table:value="03:34:52 PM" table:operator="=" table:field-number="1">
                <table:filter-set-item table:value="03:34:52 PM"/>
                <table:filter-set-item table:value="03:35:02 PM"/>
                <table:filter-set-item table:value="03:35:13 PM"/>
                <table:filter-set-item table:value="03:35:23 PM"/>
                <table:filter-set-item table:value="03:35:33 PM"/>
                <table:filter-set-item table:value="03:35:43 PM"/>
                <table:filter-set-item table:value="03:35:53 PM"/>
                <table:filter-set-item table:value="03:36:03 PM"/>
                <table:filter-set-item table:value="03:36:13 PM"/>
                <table:filter-set-item table:value="03:36:23 PM"/>
                <table:filter-set-item table:value="03:36:33 PM"/>
                <table:filter-set-item table:value="03:36:43 PM"/>
                <table:filter-set-item table:value="03:36:54 PM"/>
                <table:filter-set-item table:value="03:37:04 PM"/>
                <table:filter-set-item table:value="03:37:14 PM"/>
                <table:filter-set-item table:value="03:37:24 PM"/>
                <table:filter-set-item table:value="03:37:34 PM"/>
                <table:filter-set-item table:value="03:37:44 PM"/>
                <table:filter-set-item table:value="03:37:54 PM"/>
                <table:filter-set-item table:value="03:38:04 PM"/>
                <table:filter-set-item table:value="03:38:14 PM"/>
                <table:filter-set-item table:value="03:38:24 PM"/>
                <table:filter-set-item table:value="03:38:34 PM"/>
                <table:filter-set-item table:value="03:38:45 PM"/>
                <table:filter-set-item table:value="03:38:55 PM"/>
                <table:filter-set-item table:value="03:39:05 PM"/>
                <table:filter-set-item table:value="03:39:15 PM"/>
                <table:filter-set-item table:value="03:39:25 PM"/>
                <table:filter-set-item table:value="03:39:35 PM"/>
                <table:filter-set-item table:value="03:39:45 PM"/>
                <table:filter-set-item table:value="03:39:55 PM"/>
                <table:filter-set-item table:value="03:40:05 PM"/>
                <table:filter-set-item table:value="03:40:15 PM"/>
                <table:filter-set-item table:value="03:40:25 PM"/>
                <table:filter-set-item table:value="03:40:35 PM"/>
                <table:filter-set-item table:value="03:40:45 PM"/>
                <table:filter-set-item table:value="03:40:55 PM"/>
                <table:filter-set-item table:value="03:41:05 PM"/>
                <table:filter-set-item table:value="03:41:16 PM"/>
                <table:filter-set-item table:value="03:41:26 PM"/>
                <table:filter-set-item table:value="03:41:36 PM"/>
                <table:filter-set-item table:value="03:41:46 PM"/>
                <table:filter-set-item table:value="03:41:56 PM"/>
                <table:filter-set-item table:value="03:42:06 PM"/>
                <table:filter-set-item table:value="03:42:16 PM"/>
                <table:filter-set-item table:value="03:42:26 PM"/>
                <table:filter-set-item table:value="03:42:36 PM"/>
                <table:filter-set-item table:value="03:42:46 PM"/>
                <table:filter-set-item table:value="03:42:56 PM"/>
                <table:filter-set-item table:value="03:43:06 PM"/>
                <table:filter-set-item table:value="03:43:17 PM"/>
                <table:filter-set-item table:value="03:43:27 PM"/>
                <table:filter-set-item table:value="03:43:37 PM"/>
                <table:filter-set-item table:value="03:43:47 PM"/>
                <table:filter-set-item table:value="03:43:57 PM"/>
                <table:filter-set-item table:value="03:44:07 PM"/>
                <table:filter-set-item table:value="03:44:17 PM"/>
                <table:filter-set-item table:value="03:44:27 PM"/>
                <table:filter-set-item table:value="03:44:37 PM"/>
                <table:filter-set-item table:value="03:44:47 PM"/>
                <table:filter-set-item table:value="03:44:57 PM"/>
                <table:filter-set-item table:value="03:45:07 PM"/>
                <table:filter-set-item table:value="03:45:17 PM"/>
                <table:filter-set-item table:value="03:45:28 PM"/>
                <table:filter-set-item table:value="03:45:38 PM"/>
                <table:filter-set-item table:value="03:45:48 PM"/>
                <table:filter-set-item table:value="03:45:58 PM"/>
                <table:filter-set-item table:value="03:46:08 PM"/>
                <table:filter-set-item table:value="03:46:18 PM"/>
                <table:filter-set-item table:value="03:46:28 PM"/>
                <table:filter-set-item table:value="03:46:38 PM"/>
                <table:filter-set-item table:value="03:46:48 PM"/>
                <table:filter-set-item table:value="03:46:58 PM"/>
                <table:filter-set-item table:value="03:47:08 PM"/>
                <table:filter-set-item table:value="03:47:19 PM"/>
                <table:filter-set-item table:value="03:47:29 PM"/>
                <table:filter-set-item table:value="03:47:39 PM"/>
                <table:filter-set-item table:value="03:47:49 PM"/>
                <table:filter-set-item table:value="03:47:59 PM"/>
                <table:filter-set-item table:value="03:48:09 PM"/>
                <table:filter-set-item table:value="03:48:19 PM"/>
                <table:filter-set-item table:value="03:48:29 PM"/>
                <table:filter-set-item table:value="03:48:39 PM"/>
                <table:filter-set-item table:value="03:48:49 PM"/>
                <table:filter-set-item table:value="03:48:59 PM"/>
                <table:filter-set-item table:value="03:49:09 PM"/>
                <table:filter-set-item table:value="03:49:19 PM"/>
                <table:filter-set-item table:value="03:49:30 PM"/>
                <table:filter-set-item table:value="03:49:40 PM"/>
                <table:filter-set-item table:value="03:49:50 PM"/>
                <table:filter-set-item table:value="03:50:00 PM"/>
                <table:filter-set-item table:value="03:50:10 PM"/>
                <table:filter-set-item table:value="03:50:20 PM"/>
                <table:filter-set-item table:value="03:50:30 PM"/>
                <table:filter-set-item table:value="03:50:40 PM"/>
                <table:filter-set-item table:value="03:50:50 PM"/>
                <table:filter-set-item table:value="03:51:00 PM"/>
                <table:filter-set-item table:value="03:51:10 PM"/>
                <table:filter-set-item table:value="03:51:21 PM"/>
                <table:filter-set-item table:value="03:51:31 PM"/>
                <table:filter-set-item table:value="03:51:41 PM"/>
                <table:filter-set-item table:value="03:51:51 PM"/>
                <table:filter-set-item table:value="03:52:01 PM"/>
                <table:filter-set-item table:value="03:52:11 PM"/>
                <table:filter-set-item table:value="03:52:21 PM"/>
                <table:filter-set-item table:value="03:52:31 PM"/>
                <table:filter-set-item table:value="03:52:41 PM"/>
                <table:filter-set-item table:value="03:52:51 PM"/>
                <table:filter-set-item table:value="03:53:01 PM"/>
                <table:filter-set-item table:value="03:53:12 PM"/>
                <table:filter-set-item table:value="03:53:22 PM"/>
                <table:filter-set-item table:value="03:53:32 PM"/>
                <table:filter-set-item table:value="03:53:42 PM"/>
                <table:filter-set-item table:value="03:53:52 PM"/>
                <table:filter-set-item table:value="03:54:02 PM"/>
                <table:filter-set-item table:value="03:54:12 PM"/>
                <table:filter-set-item table:value="03:54:22 PM"/>
                <table:filter-set-item table:value="03:54:32 PM"/>
                <table:filter-set-item table:value="03:54:42 PM"/>
                <table:filter-set-item table:value="03:54:52 PM"/>
                <table:filter-set-item table:value="03:55:02 PM"/>
                <table:filter-set-item table:value="03:55:13 PM"/>
                <table:filter-set-item table:value="03:55:23 PM"/>
                <table:filter-set-item table:value="03:55:33 PM"/>
                <table:filter-set-item table:value="03:55:43 PM"/>
                <table:filter-set-item table:value="03:55:53 PM"/>
                <table:filter-set-item table:value="03:56:03 PM"/>
                <table:filter-set-item table:value="03:56:13 PM"/>
                <table:filter-set-item table:value="03:56:23 PM"/>
                <table:filter-set-item table:value="03:56:33 PM"/>
                <table:filter-set-item table:value="03:56:43 PM"/>
                <table:filter-set-item table:value="03:56:53 PM"/>
                <table:filter-set-item table:value="03:57:03 PM"/>
                <table:filter-set-item table:value="03:57:13 PM"/>
                <table:filter-set-item table:value="03:57:24 PM"/>
                <table:filter-set-item table:value="03:57:34 PM"/>
                <table:filter-set-item table:value="03:57:44 PM"/>
                <table:filter-set-item table:value="03:57:54 PM"/>
                <table:filter-set-item table:value="03:58:04 PM"/>
                <table:filter-set-item table:value="03:58:14 PM"/>
                <table:filter-set-item table:value="03:58:24 PM"/>
                <table:filter-set-item table:value="03:58:34 PM"/>
                <table:filter-set-item table:value="03:58:44 PM"/>
                <table:filter-set-item table:value="03:58:54 PM"/>
                <table:filter-set-item table:value="03:59:04 PM"/>
                <table:filter-set-item table:value="03:59:14 PM"/>
                <table:filter-set-item table:value="03:59:25 PM"/>
                <table:filter-set-item table:value="03:59:35 PM"/>
                <table:filter-set-item table:value="03:59:45 PM"/>
                <table:filter-set-item table:value="03:59:55 PM"/>
                <table:filter-set-item table:value="04:00:05 PM"/>
                <table:filter-set-item table:value="04:00:15 PM"/>
                <table:filter-set-item table:value="04:00:25 PM"/>
                <table:filter-set-item table:value="04:00:35 PM"/>
                <table:filter-set-item table:value="04:00:45 PM"/>
                <table:filter-set-item table:value="04:00:55 PM"/>
                <table:filter-set-item table:value="04:01:05 PM"/>
                <table:filter-set-item table:value="04:01:15 PM"/>
                <table:filter-set-item table:value="04:01:25 PM"/>
                <table:filter-set-item table:value="04:01:35 PM"/>
                <table:filter-set-item table:value="04:01:45 PM"/>
                <table:filter-set-item table:value="04:01:55 PM"/>
                <table:filter-set-item table:value="04:02:05 PM"/>
                <table:filter-set-item table:value="04:02:15 PM"/>
                <table:filter-set-item table:value="04:02:26 PM"/>
                <table:filter-set-item table:value="04:02:36 PM"/>
                <table:filter-set-item table:value="04:02:46 PM"/>
                <table:filter-set-item table:value="04:02:56 PM"/>
                <table:filter-set-item table:value="04:03:06 PM"/>
                <table:filter-set-item table:value="04:03:16 PM"/>
                <table:filter-set-item table:value="04:03:26 PM"/>
                <table:filter-set-item table:value="04:03:36 PM"/>
                <table:filter-set-item table:value="04:03:46 PM"/>
                <table:filter-set-item table:value="04:03:56 PM"/>
                <table:filter-set-item table:value="04:04:06 PM"/>
                <table:filter-set-item table:value="04:04:16 PM"/>
                <table:filter-set-item table:value="04:04:26 PM"/>
                <table:filter-set-item table:value="04:04:37 PM"/>
                <table:filter-set-item table:value="04:04:47 PM"/>
                <table:filter-set-item table:value="04:04:57 PM"/>
                <table:filter-set-item table:value="04:05:07 PM"/>
                <table:filter-set-item table:value="04:05:17 PM"/>
                <table:filter-set-item table:value="04:05:27 PM"/>
                <table:filter-set-item table:value="04:05:37 PM"/>
                <table:filter-set-item table:value="04:05:47 PM"/>
                <table:filter-set-item table:value="04:05:57 PM"/>
                <table:filter-set-item table:value="04:06:07 PM"/>
                <table:filter-set-item table:value="04:06:17 PM"/>
                <table:filter-set-item table:value="04:06:27 PM"/>
                <table:filter-set-item table:value="04:06:37 PM"/>
                <table:filter-set-item table:value="04:06:47 PM"/>
                <table:filter-set-item table:value="04:06:57 PM"/>
                <table:filter-set-item table:value="04:07:07 PM"/>
                <table:filter-set-item table:value="04:07:17 PM"/>
                <table:filter-set-item table:value="04:07:28 PM"/>
                <table:filter-set-item table:value="04:07:38 PM"/>
                <table:filter-set-item table:value="04:07:48 PM"/>
                <table:filter-set-item table:value="04:07:58 PM"/>
                <table:filter-set-item table:value="04:08:08 PM"/>
                <table:filter-set-item table:value="04:08:18 PM"/>
                <table:filter-set-item table:value="04:08:28 PM"/>
                <table:filter-set-item table:value="04:08:38 PM"/>
                <table:filter-set-item table:value="04:08:48 PM"/>
                <table:filter-set-item table:value="04:08:58 PM"/>
                <table:filter-set-item table:value="04:09:08 PM"/>
                <table:filter-set-item table:value="04:09:18 PM"/>
                <table:filter-set-item table:value="04:09:28 PM"/>
                <table:filter-set-item table:value="04:09:38 PM"/>
                <table:filter-set-item table:value="04:09:49 PM"/>
                <table:filter-set-item table:value="04:09:59 PM"/>
                <table:filter-set-item table:value="04:10:09 PM"/>
                <table:filter-set-item table:value="04:10:19 PM"/>
                <table:filter-set-item table:value="04:10:29 PM"/>
                <table:filter-set-item table:value="04:10:39 PM"/>
                <table:filter-set-item table:value="04:10:49 PM"/>
                <table:filter-set-item table:value="04:10:59 PM"/>
                <table:filter-set-item table:value="04:11:09 PM"/>
                <table:filter-set-item table:value="04:11:19 PM"/>
                <table:filter-set-item table:value="04:11:29 PM"/>
                <table:filter-set-item table:value="04:11:39 PM"/>
                <table:filter-set-item table:value="04:11:49 PM"/>
                <table:filter-set-item table:value="04:12:00 PM"/>
                <table:filter-set-item table:value="04:12:10 PM"/>
                <table:filter-set-item table:value="04:12:20 PM"/>
                <table:filter-set-item table:value="04:12:30 PM"/>
                <table:filter-set-item table:value="04:12:40 PM"/>
                <table:filter-set-item table:value="04:12:50 PM"/>
                <table:filter-set-item table:value="04:13:00 PM"/>
                <table:filter-set-item table:value="04:13:10 PM"/>
                <table:filter-set-item table:value="04:13:20 PM"/>
                <table:filter-set-item table:value="04:13:30 PM"/>
              </table:filter-condition>
            </table:filter-and>
          </table:filter>
        </table:database-range>
        <table:database-range table:name="__Anonymous_Sheet_DB__3" table:target-range-address="Sheet4.A2:Sheet4.B154" table:display-filter-buttons="true">
          <table:filter>
            <table:filter-and>
              <table:filter-condition table:value="2023-10-2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1:27:43.076176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6:06:28.727337490</meta:creation-date>
    <dc:date>2023-10-22T12:02:21.479383941</dc:date>
    <meta:editing-duration>PT7M25S</meta:editing-duration>
    <meta:editing-cycles>2</meta:editing-cycles>
    <meta:generator>LibreOffice/7.6.2.1$Linux_X86_64 LibreOffice_project/60$Build-1</meta:generator>
    <meta:print-date>2023-10-22T11:54:46.656377758</meta:print-date>
    <meta:printed-by>PDF files</meta:printed-by>
    <meta:document-statistic meta:table-count="4" meta:cell-count="15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c5c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612cm" svg:height="13.102cm" xlink:href=".." xlink:type="simple" chart:class="chart:area" chart:style-name="ch1">
        <chart:title svg:x="16.143cm" svg:y="0.398cm" chart:style-name="ch2">
          <text:p>TEMPOXTEMPERATURA</text:p>
        </chart:title>
        <chart:legend chart:legend-position="end" svg:x="34.238cm" svg:y="6.252cm" style:legend-expansion="high" chart:style-name="ch3"/>
        <chart:plot-area chart:style-name="ch4" table:cell-range-address="Sheet2.A1:Sheet2.B232" chart:data-source-has-labels="both" svg:x="1.763cm" svg:y="1.439cm" svg:width="31.723cm" svg:height="10.42cm">
          <chart:coordinate-region svg:x="2.504cm" svg:y="1.638cm" svg:width="30.841cm" svg:height="9.091cm"/>
          <chart:axis chart:dimension="x" chart:name="primary-x" chart:style-name="ch5" chartooo:axis-type="auto">
            <chartooo:date-scale/>
            <chart:title svg:x="17.104cm" svg:y="12.121cm" chart:style-name="ch6">
              <text:p>HORA</text:p>
            </chart:title>
            <chart:categories table:cell-range-address="Sheet2.A2:Sheet2.A232"/>
          </chart:axis>
          <chart:axis chart:dimension="y" chart:name="primary-y" chart:style-name="ch7">
            <chart:title svg:x="0.451cm" svg:y="8.413cm" chart:style-name="ch8">
              <text:p>TEMPERATURA EM C°</text:p>
            </chart:title>
            <chart:grid chart:style-name="ch9" chart:class="major"/>
          </chart:axis>
          <chart:series chart:style-name="ch10" chart:values-cell-range-address="Sheet2.B2:Sheet2.B232" chart:label-cell-address="Sheet2.B1:Sheet2.B1" chart:class="chart:area">
            <chart:data-point chart:repeated="2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0.649212962962963">
                <text:p>0.649212962962963</text:p>
                <draw:g>
                  <svg:desc>Sheet2.A2:Sheet2.A232</svg:desc>
                </draw:g>
              </table:table-cell>
              <table:table-cell office:value-type="float" office:value="43">
                <text:p>43</text:p>
                <draw:g>
                  <svg:desc>Sheet2.B2:Sheet2.B232</svg:desc>
                </draw:g>
              </table:table-cell>
            </table:table-row>
            <table:table-row>
              <table:table-cell office:value-type="float" office:value="0.649328703703704">
                <text:p>0.649328703703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49456018518519">
                <text:p>0.649456018518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49571759259259">
                <text:p>0.6495717592592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496875">
                <text:p>0.64968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49803240740741">
                <text:p>0.6498032407407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49918981481482">
                <text:p>0.6499189814814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0034722222222">
                <text:p>0.6500347222222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0150462962963">
                <text:p>0.6501504629629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50266203703704">
                <text:p>0.650266203703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0381944444444">
                <text:p>0.6503819444444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0497685185185">
                <text:p>0.6504976851851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0625">
                <text:p>0.6506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50740740740741">
                <text:p>0.6507407407407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0856481481482">
                <text:p>0.6508564814814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0972222222222">
                <text:p>0.6509722222222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1087962962963">
                <text:p>0.6510879629629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1203703703704">
                <text:p>0.651203703703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1319444444445">
                <text:p>0.6513194444444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1435185185185">
                <text:p>0.6514351851851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1550925925926">
                <text:p>0.6515509259259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1666666666667">
                <text:p>0.6516666666666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51782407407407">
                <text:p>0.6517824074074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51909722222222">
                <text:p>0.6519097222222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2025462962963">
                <text:p>0.6520254629629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2141203703704">
                <text:p>0.6521412037037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2256944444445">
                <text:p>0.6522569444444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52372685185185">
                <text:p>0.6523726851851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52488425925926">
                <text:p>0.6524884259259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52604166666667">
                <text:p>0.6526041666666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52719907407407">
                <text:p>0.6527199074074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52835648148148">
                <text:p>0.6528356481481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2951388888889">
                <text:p>0.6529513888888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306712962963">
                <text:p>0.653067129629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5318287037037">
                <text:p>0.653182870370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3298611111111">
                <text:p>0.6532986111111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53414351851852">
                <text:p>0.6534143518518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3530092592593">
                <text:p>0.6535300925925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3657407407407">
                <text:p>0.6536574074074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53773148148148">
                <text:p>0.6537731481481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3888888888889">
                <text:p>0.653888888888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400462962963">
                <text:p>0.654004629629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412037037037">
                <text:p>0.654120370370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4236111111111">
                <text:p>0.6542361111111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4351851851852">
                <text:p>0.6543518518518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54467592592593">
                <text:p>0.6544675925925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4583333333333">
                <text:p>0.6545833333333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4699074074074">
                <text:p>0.6546990740740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4814814814815">
                <text:p>0.6548148148148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4930555555556">
                <text:p>0.6549305555555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505787037037">
                <text:p>0.655057870370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5173611111111">
                <text:p>0.6551736111111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5289351851852">
                <text:p>0.6552893518518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5405092592593">
                <text:p>0.6554050925925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5520833333333">
                <text:p>0.6555208333333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5636574074074">
                <text:p>0.6556365740740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5752314814815">
                <text:p>0.6557523148148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5868055555556">
                <text:p>0.6558680555555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5983796296296">
                <text:p>0.655983796296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6099537037037">
                <text:p>0.6560995370370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6215277777778">
                <text:p>0.656215277777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6331018518519">
                <text:p>0.6563310185185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6446759259259">
                <text:p>0.6564467592592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6574074074074">
                <text:p>0.6565740740740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56689814814815">
                <text:p>0.6566898148148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6805555555556">
                <text:p>0.6568055555555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6921296296296">
                <text:p>0.656921296296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7037037037037">
                <text:p>0.6570370370370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7152777777778">
                <text:p>0.6571527777777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7268518518519">
                <text:p>0.6572685185185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7384259259259">
                <text:p>0.6573842592592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75">
                <text:p>0.65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7615740740741">
                <text:p>0.6576157407407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7731481481482">
                <text:p>0.6577314814814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7858796296296">
                <text:p>0.6578587962962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7974537037037">
                <text:p>0.6579745370370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8090277777778">
                <text:p>0.6580902777777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58206018518519">
                <text:p>0.6582060185185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58321759259259">
                <text:p>0.6583217592592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84375">
                <text:p>0.65843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58553240740741">
                <text:p>0.6585532407407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8668981481482">
                <text:p>0.6586689814814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8784722222222">
                <text:p>0.6587847222222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8900462962963">
                <text:p>0.6589004629629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9016203703704">
                <text:p>0.659016203703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9131944444445">
                <text:p>0.6591319444444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9247685185185">
                <text:p>0.6592476851851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9375">
                <text:p>0.659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9490740740741">
                <text:p>0.6594907407407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9606481481482">
                <text:p>0.6596064814814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59722222222222">
                <text:p>0.6597222222222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59837962962963">
                <text:p>0.6598379629629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59953703703704">
                <text:p>0.659953703703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0069444444445">
                <text:p>0.6600694444444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0185185185185">
                <text:p>0.6601851851851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0300925925926">
                <text:p>0.6603009259259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0416666666667">
                <text:p>0.6604166666666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0532407407407">
                <text:p>0.6605324074074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0659722222222">
                <text:p>0.6606597222222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0775462962963">
                <text:p>0.6607754629629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60891203703704">
                <text:p>0.660891203703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1006944444444">
                <text:p>0.6610069444444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1122685185185">
                <text:p>0.661122685185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61238425925926">
                <text:p>0.6612384259259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1354166666667">
                <text:p>0.6613541666666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1469907407407">
                <text:p>0.6614699074074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1585648148148">
                <text:p>0.6615856481481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1701388888889">
                <text:p>0.661701388888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181712962963">
                <text:p>0.66181712962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61944444444444">
                <text:p>0.6619444444444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2060185185185">
                <text:p>0.662060185185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62175925925926">
                <text:p>0.6621759259259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2291666666667">
                <text:p>0.6622916666666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2407407407407">
                <text:p>0.6624074074074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62523148148148">
                <text:p>0.6625231481481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2638888888889">
                <text:p>0.6626388888888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275462962963">
                <text:p>0.662754629629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287037037037">
                <text:p>0.662870370370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2986111111111">
                <text:p>0.6629861111111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3101851851852">
                <text:p>0.6631018518518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63217592592593">
                <text:p>0.6632175925925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3344907407407">
                <text:p>0.663344907407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63460648148148">
                <text:p>0.6634606481481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3576388888889">
                <text:p>0.663576388888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369212962963">
                <text:p>0.663692129629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380787037037">
                <text:p>0.663807870370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63923611111111">
                <text:p>0.6639236111111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4039351851852">
                <text:p>0.6640393518518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4155092592593">
                <text:p>0.6641550925925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4270833333333">
                <text:p>0.6642708333333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4386574074074">
                <text:p>0.6643865740740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4502314814815">
                <text:p>0.6645023148148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64618055555556">
                <text:p>0.6646180555555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4733796296296">
                <text:p>0.6647337962962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64861111111111">
                <text:p>0.6648611111111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64976851851852">
                <text:p>0.6649768518518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5092592592593">
                <text:p>0.6650925925925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65208333333333">
                <text:p>0.665208333333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65324074074074">
                <text:p>0.6653240740740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5439814814815">
                <text:p>0.6654398148148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5555555555556">
                <text:p>0.6655555555555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5671296296296">
                <text:p>0.6656712962962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65787037037037">
                <text:p>0.6657870370370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5902777777778">
                <text:p>0.6659027777777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66018518518519">
                <text:p>0.666018518518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66134259259259">
                <text:p>0.6661342592592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6261574074074">
                <text:p>0.6662615740740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6377314814815">
                <text:p>0.6663773148148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6493055555556">
                <text:p>0.6664930555555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6608796296296">
                <text:p>0.6666087962962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66724537037037">
                <text:p>0.6667245370370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6840277777778">
                <text:p>0.6668402777777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6956018518519">
                <text:p>0.666956018518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67071759259259">
                <text:p>0.6670717592592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71875">
                <text:p>0.66718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7303240740741">
                <text:p>0.6673032407407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7418981481482">
                <text:p>0.6674189814814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7534722222222">
                <text:p>0.6675347222222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7650462962963">
                <text:p>0.6676504629629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7766203703704">
                <text:p>0.667766203703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7881944444444">
                <text:p>0.6678819444444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7997685185185">
                <text:p>0.6679976851851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8113425925926">
                <text:p>0.6681134259259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8229166666667">
                <text:p>0.6682291666666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8356481481481">
                <text:p>0.6683564814814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68472222222222">
                <text:p>0.6684722222222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8587962962963">
                <text:p>0.6685879629629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8703703703704">
                <text:p>0.6687037037037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8819444444444">
                <text:p>0.6688194444444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8935185185185">
                <text:p>0.6689351851851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9050925925926">
                <text:p>0.6690509259259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9166666666667">
                <text:p>0.6691666666666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9282407407407">
                <text:p>0.6692824074074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669398148148148">
                <text:p>0.6693981481481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69513888888889">
                <text:p>0.6695138888888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962962962963">
                <text:p>0.669629629629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974537037037">
                <text:p>0.669745370370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9872685185185">
                <text:p>0.6698726851851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69988425925926">
                <text:p>0.6699884259259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70104166666667">
                <text:p>0.6701041666666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70219907407407">
                <text:p>0.6702199074074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70335648148148">
                <text:p>0.6703356481481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0451388888889">
                <text:p>0.6704513888888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7056712962963">
                <text:p>0.670567129629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67068287037037">
                <text:p>0.670682870370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0798611111111">
                <text:p>0.6707986111111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0914351851852">
                <text:p>0.6709143518518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71030092592593">
                <text:p>0.6710300925925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71145833333333">
                <text:p>0.6711458333333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671261574074074">
                <text:p>0.6712615740740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1377314814815">
                <text:p>0.6713773148148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1493055555556">
                <text:p>0.6714930555555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1608796296296">
                <text:p>0.6716087962962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671724537037037">
                <text:p>0.671724537037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671851851851852">
                <text:p>0.6718518518518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71967592592593">
                <text:p>0.6719675925925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672083333333333">
                <text:p>0.672083333333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2199074074074">
                <text:p>0.6721990740740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2314814814815">
                <text:p>0.6723148148148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2430555555556">
                <text:p>0.6724305555555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672546296296296">
                <text:p>0.6725462962962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.672662037037037">
                <text:p>0.6726620370370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672777777777778">
                <text:p>0.6727777777777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2893518518518">
                <text:p>0.6728935185185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3009259259259">
                <text:p>0.6730092592592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673125">
                <text:p>0.6731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3240740740741">
                <text:p>0.6732407407407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3356481481481">
                <text:p>0.6733564814814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673483796296296">
                <text:p>0.6734837962962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673599537037037">
                <text:p>0.6735995370370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3715277777778">
                <text:p>0.6737152777777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673831018518519">
                <text:p>0.6738310185185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3946759259259">
                <text:p>0.6739467592592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40625">
                <text:p>0.67406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4178240740741">
                <text:p>0.6741782407407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4293981481482">
                <text:p>0.6742939814814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4409722222222">
                <text:p>0.6744097222222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4525462962963">
                <text:p>0.6745254629629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674641203703704">
                <text:p>0.6746412037037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4756944444444">
                <text:p>0.6747569444444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674872685185185">
                <text:p>0.6748726851851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5115740740741">
                <text:p>0.6751157407407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5231481481481">
                <text:p>0.6752314814814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5347222222222">
                <text:p>0.6753472222222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675462962962963">
                <text:p>0.6754629629629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5578703703704">
                <text:p>0.6755787037037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5694444444444">
                <text:p>0.6756944444444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5810185185185">
                <text:p>0.6758101851851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675925925925926">
                <text:p>0.6759259259259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76041666666667">
                <text:p>0.67604166666666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